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Orion KL</text:p>
          </table:table-cell>
          <table:table-cell table:number-columns-repeated="2"/>
          <table:table-cell table:style-name="ce1" office:value-type="string" calcext:value-type="string">
            <text:p>IRC+10216</text:p>
          </table:table-cell>
          <table:table-cell table:number-columns-repeated="2"/>
          <table:table-cell table:style-name="ce1" office:value-type="string" calcext:value-type="string">
            <text:p>NGC75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tokes I</text:p>
          </table:table-cell>
          <table:table-cell office:value-type="string" calcext:value-type="string">
            <text:p>Stokes V</text:p>
          </table:table-cell>
          <table:table-cell table:style-name="ce1" office:value-type="string" calcext:value-type="string">
            <text:p>V/I</text:p>
          </table:table-cell>
          <table:table-cell office:value-type="string" calcext:value-type="string">
            <text:p>Stokes I</text:p>
          </table:table-cell>
          <table:table-cell office:value-type="string" calcext:value-type="string">
            <text:p>Stokes V</text:p>
          </table:table-cell>
          <table:table-cell table:style-name="ce1" office:value-type="string" calcext:value-type="string">
            <text:p>V/I</text:p>
          </table:table-cell>
          <table:table-cell table:style-name="Default" office:value-type="string" calcext:value-type="string">
            <text:p>Stokes I</text:p>
          </table:table-cell>
          <table:table-cell table:style-name="Default" office:value-type="string" calcext:value-type="string">
            <text:p>Stokes V</text:p>
          </table:table-cell>
          <table:table-cell office:value-type="string" calcext:value-type="string">
            <text:p>Aver. I</text:p>
          </table:table-cell>
          <table:table-cell office:value-type="string" calcext:value-type="string">
            <text:p>Aver. V</text:p>
          </table:table-cell>
          <table:table-cell office:value-type="string" calcext:value-type="string">
            <text:p>Max. I</text:p>
          </table:table-cell>
          <table:table-cell office:value-type="string" calcext:value-type="string">
            <text:p>Max. V</text:p>
          </table:table-cell>
          <table:table-cell table:style-name="ce1" office:value-type="string" calcext:value-type="string">
            <text:p>Ave V/I</text:p>
          </table:table-cell>
          <table:table-cell table:style-name="ce1" office:value-type="string" calcext:value-type="string">
            <text:p>Max V/I</text:p>
          </table:table-cell>
        </table:table-row>
        <table:table-row table:style-name="ro1">
          <table:table-cell office:value-type="float" office:value="5.910988" calcext:value-type="float">
            <text:p>5.910988</text:p>
          </table:table-cell>
          <table:table-cell table:style-name="ce2" office:value-type="float" office:value="0.05036694" calcext:value-type="float">
            <text:p>5.04E-02</text:p>
          </table:table-cell>
          <table:table-cell table:style-name="ce3" table:formula="of:=[.B3]/[.A3]" office:value-type="percentage" office:value="0.00852090039770001" calcext:value-type="percentage">
            <text:p>0.85%</text:p>
          </table:table-cell>
          <table:table-cell table:style-name="ce5" office:value-type="float" office:value="0.4898961" calcext:value-type="float">
            <text:p>4.89896E-01</text:p>
          </table:table-cell>
          <table:table-cell table:style-name="ce5" office:value-type="float" office:value="0.004706215" calcext:value-type="float">
            <text:p>4.70622E-03</text:p>
          </table:table-cell>
          <table:table-cell table:style-name="ce3" table:formula="of:=[.E3]/[.D3]" office:value-type="percentage" office:value="0.00960655739043442" calcext:value-type="percentage">
            <text:p>0.96%</text:p>
          </table:table-cell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style-name="ce5" table:formula="of:=AVERAGE([.G3:.G1190])" office:value-type="float" office:value="0.640907922727273" calcext:value-type="float">
            <text:p>6.40908E-01</text:p>
          </table:table-cell>
          <table:table-cell table:style-name="ce5" table:formula="of:=AVERAGE([.H3:.H1190])" office:value-type="float" office:value="0.0247993902272727" calcext:value-type="float">
            <text:p>2.47994E-02</text:p>
          </table:table-cell>
          <table:table-cell table:style-name="ce2" table:formula="of:=MAX([.G3:.G1190])" office:value-type="float" office:value="0.7077869" calcext:value-type="float">
            <text:p>7.08E-01</text:p>
          </table:table-cell>
          <table:table-cell table:style-name="ce2" table:formula="of:=MAX([.H3:.H1190])" office:value-type="float" office:value="0.05086396" calcext:value-type="float">
            <text:p>5.09E-02</text:p>
          </table:table-cell>
          <table:table-cell table:style-name="ce3" table:formula="of:=[.J3]/[.I3]" office:value-type="percentage" office:value="0.0386941545701965" calcext:value-type="percentage">
            <text:p>3.87%</text:p>
          </table:table-cell>
          <table:table-cell table:style-name="ce3" table:formula="of:=[.L3]/[.K3]" office:value-type="percentage" office:value="0.0718633814782387" calcext:value-type="percentage">
            <text:p>7.19%</text:p>
          </table:table-cell>
        </table:table-row>
        <table:table-row table:style-name="ro1">
          <table:table-cell/>
          <table:table-cell table:style-name="ce1" office:value-type="string" calcext:value-type="string">
            <text:p>percent pol:</text:p>
          </table:table-cell>
          <table:table-cell table:style-name="ce4"/>
          <table:table-cell table:number-columns-repeated="3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972299" calcext:value-type="float">
            <text:p>6.97E-01</text:p>
          </table:table-cell>
          <table:table-cell office:value-type="float" office:value="0.01949374" calcext:value-type="float">
            <text:p>1.9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75857" calcext:value-type="float">
            <text:p>6.18E-01</text:p>
          </table:table-cell>
          <table:table-cell office:value-type="float" office:value="0.03134106" calcext:value-type="float">
            <text:p>3.13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72748" calcext:value-type="float">
            <text:p>6.67E-01</text:p>
          </table:table-cell>
          <table:table-cell office:value-type="float" office:value="0.0174408" calcext:value-type="float">
            <text:p>1.7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89203" calcext:value-type="float">
            <text:p>6.29E-01</text:p>
          </table:table-cell>
          <table:table-cell office:value-type="float" office:value="0.02524504" calcext:value-type="float">
            <text:p>2.5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33903" calcext:value-type="float">
            <text:p>6.33E-01</text:p>
          </table:table-cell>
          <table:table-cell office:value-type="float" office:value="0.02080133" calcext:value-type="float">
            <text:p>2.0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50876" calcext:value-type="float">
            <text:p>6.55E-01</text:p>
          </table:table-cell>
          <table:table-cell office:value-type="float" office:value="0.01237244" calcext:value-type="float">
            <text:p>1.2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13254" calcext:value-type="float">
            <text:p>6.21E-01</text:p>
          </table:table-cell>
          <table:table-cell office:value-type="float" office:value="0.03403776" calcext:value-type="float">
            <text:p>3.4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918207" calcext:value-type="float">
            <text:p>5.92E-01</text:p>
          </table:table-cell>
          <table:table-cell office:value-type="float" office:value="0.006775734" calcext:value-type="float">
            <text:p>6.78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77233" calcext:value-type="float">
            <text:p>6.48E-01</text:p>
          </table:table-cell>
          <table:table-cell office:value-type="float" office:value="0.0418954" calcext:value-type="float">
            <text:p>4.1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04848" calcext:value-type="float">
            <text:p>6.00E-01</text:p>
          </table:table-cell>
          <table:table-cell office:value-type="float" office:value="0.01560985" calcext:value-type="float">
            <text:p>1.5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783974" calcext:value-type="float">
            <text:p>6.78E-01</text:p>
          </table:table-cell>
          <table:table-cell office:value-type="float" office:value="0.05086396" calcext:value-type="float">
            <text:p>5.0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38359" calcext:value-type="float">
            <text:p>6.54E-01</text:p>
          </table:table-cell>
          <table:table-cell office:value-type="float" office:value="0.01388944" calcext:value-type="float">
            <text:p>1.39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5888875" calcext:value-type="float">
            <text:p>5.89E-01</text:p>
          </table:table-cell>
          <table:table-cell office:value-type="float" office:value="0.04341931" calcext:value-type="float">
            <text:p>4.3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505765" calcext:value-type="float">
            <text:p>6.51E-01</text:p>
          </table:table-cell>
          <table:table-cell office:value-type="float" office:value="0.02100177" calcext:value-type="float">
            <text:p>2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7077869" calcext:value-type="float">
            <text:p>7.08E-01</text:p>
          </table:table-cell>
          <table:table-cell office:value-type="float" office:value="0.007903351" calcext:value-type="float">
            <text:p>7.90E-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18427" calcext:value-type="float">
            <text:p>6.18E-01</text:p>
          </table:table-cell>
          <table:table-cell office:value-type="float" office:value="0.01662884" calcext:value-type="float">
            <text:p>1.66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268174" calcext:value-type="float">
            <text:p>6.27E-01</text:p>
          </table:table-cell>
          <table:table-cell office:value-type="float" office:value="0.02676714" calcext:value-type="float">
            <text:p>2.68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5286" calcext:value-type="float">
            <text:p>6.65E-01</text:p>
          </table:table-cell>
          <table:table-cell office:value-type="float" office:value="0.01940788" calcext:value-type="float">
            <text:p>1.94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688364" calcext:value-type="float">
            <text:p>6.69E-01</text:p>
          </table:table-cell>
          <table:table-cell office:value-type="float" office:value="0.01847403" calcext:value-type="float">
            <text:p>1.85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025393" calcext:value-type="float">
            <text:p>6.03E-01</text:p>
          </table:table-cell>
          <table:table-cell office:value-type="float" office:value="0.04102456" calcext:value-type="float">
            <text:p>4.1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329238" calcext:value-type="float">
            <text:p>6.33E-01</text:p>
          </table:table-cell>
          <table:table-cell office:value-type="float" office:value="0.03618061" calcext:value-type="float">
            <text:p>3.62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6448174" calcext:value-type="float">
            <text:p>6.45E-01</text:p>
          </table:table-cell>
          <table:table-cell office:value-type="float" office:value="0.02501254" calcext:value-type="float">
            <text:p>2.50E-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58:35.648727298</meta:creation-date>
    <dc:date>2018-03-21T17:53:33.417990845</dc:date>
    <meta:editing-duration>PT24M23S</meta:editing-duration>
    <meta:editing-cycles>2</meta:editing-cycles>
    <meta:generator>LibreOffice/5.1.6.2$Linux_X86_64 LibreOffice_project/10m0$Build-2</meta:generator>
    <meta:document-statistic meta:table-count="1" meta:cell-count="2406" meta:object-count="0"/>
  </office:meta>
</office:document-meta>
</file>